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Fundamental Constants &amp; Anchors</text:span></text:p>
      <text:list text:style-name="L1">
        <text:list-item>
          <text:p text:style-name="P1">The symbol <text:span text:style-name="Strong_20_Emphasis">e</text:span> represents the ________ charge unit.</text:p>
        </text:list-item>
        <text:list-item>
          <text:p text:style-name="P1">The symbol <text:span text:style-name="Strong_20_Emphasis">mₑ</text:span> represents the ________ mass.</text:p>
        </text:list-item>
        <text:list-item>
          <text:p text:style-name="P1">The symbol <text:span text:style-name="Strong_20_Emphasis">mₚ</text:span> represents the ________ mass.</text:p>
        </text:list-item>
        <text:list-item>
          <text:p text:style-name="P1">The symbol <text:span text:style-name="Strong_20_Emphasis">mₙ</text:span> represents the ________ mass (nearly equal to proton).</text:p>
        </text:list-item>
        <text:list-item>
          <text:p text:style-name="P1">The ratio <text:span text:style-name="Strong_20_Emphasis">mₑ/mₚ</text:span> is a dimensionless invariant ________.</text:p>
        </text:list-item>
        <text:list-item>
          <text:p text:style-name="P1">The ratio <text:span text:style-name="Strong_20_Emphasis">qₑ/qₚ</text:span> = −1 means equal magnitude, ________ sign.</text:p>
        </text:list-item>
        <text:list-item>
          <text:p text:style-name="P1">The symbol <text:span text:style-name="Strong_20_Emphasis">α</text:span> (fine-structure constant) is a dimensionless ________ constant.</text:p>
        </text:list-item>
        <text:list-item>
          <text:p text:style-name="P1">The symbol <text:span text:style-name="Strong_20_Emphasis">ℓₚ</text:span> represents the Planck ________.</text:p>
        </text:list-item>
        <text:list-item>
          <text:p text:style-name="P1">The symbol <text:span text:style-name="Strong_20_Emphasis">tₚ</text:span> represents the Planck ________.</text:p>
        </text:list-item>
        <text:list-item>
          <text:p text:style-name="P1">The symbol <text:span text:style-name="Strong_20_Emphasis">N_A</text:span> (Avogadro’s number) gives particles per ________.</text:p>
        </text:list-item>
        <text:list-item>
          <text:p text:style-name="P1">The symbol <text:span text:style-name="Strong_20_Emphasis">c</text:span> is the speed of ________, an invariant constant.</text:p>
        </text:list-item>
        <text:list-item>
          <text:p text:style-name="P1">The symbol <text:span text:style-name="Strong_20_Emphasis">h</text:span> is the Planck ________, fundamental to quantum physics.</text:p>
        </text:list-item>
        <text:list-item>
          <text:p text:style-name="P1">The symbol <text:span text:style-name="Strong_20_Emphasis">ħ</text:span> (h-bar) is the reduced ________ constant.</text:p>
        </text:list-item>
        <text:list-item>
          <text:p text:style-name="P1">The symbol <text:span text:style-name="Strong_20_Emphasis">k_B</text:span> is the Boltzmann constant, bridging energy and ________.</text:p>
        </text:list-item>
        <text:list-item>
          <text:p text:style-name="P1">The symbol <text:span text:style-name="Strong_20_Emphasis">G</text:span> is the ________ constant.</text:p>
        </text:list-item>
        <text:list-item>
          <text:p text:style-name="P1">The symbol <text:span text:style-name="Strong_20_Emphasis">Λ</text:span> (Lambda) is the ________ constant, baseline for dark energy.</text:p>
        </text:list-item>
      </text:list>
      <text:p text:style-name="Horizontal_20_Line"/>
      <text:p text:style-name="Text_20_body"><text:span text:style-name="Strong_20_Emphasis">N/U Algebra (Lean Core, Layer 1.5)</text:span></text:p>
      <text:list text:style-name="L2">
        <text:list-item>
          <text:p text:style-name="P2">The notation <text:span text:style-name="Strong_20_Emphasis">n⟨u⟩</text:span> represents nominal value plus ________.</text:p>
        </text:list-item>
        <text:list-item>
          <text:p text:style-name="P2">Addition ⊕: (n₁,u₁) ⊕ (n₂,u₂) = (______, ________).</text:p>
        </text:list-item>
        <text:list-item>
          <text:p text:style-name="P2">Multiplication ⊗: (n₁,u₁) ⊗ (n₂,u₂) = (______, ________).</text:p>
        </text:list-item>
        <text:list-item>
          <text:p text:style-name="P2">Catch operator Cα: Cα(n,u) = (______, ________).</text:p>
        </text:list-item>
        <text:list-item>
          <text:p text:style-name="P2">Flip operator Bλ transforms (n,u) while preserving ________.</text:p>
        </text:list-item>
        <text:list-item>
          <text:p text:style-name="P2">Conservation metric M = |n| + u, invariant under ________.</text:p>
        </text:list-item>
        <text:list-item>
          <text:p text:style-name="P2">Readiness share s = Σn / (Σ|n| + Σu), measuring decision ________.</text:p>
        </text:list-item>
      </text:list>
      <text:p text:style-name="Horizontal_20_Line"/>
      <text:p text:style-name="Text_20_body"><text:span text:style-name="Strong_20_Emphasis">Math Operators &amp; Symbols</text:span></text:p>
      <text:list text:style-name="L3">
        <text:list-item>
          <text:p text:style-name="P3">+, −, ×, ÷ are the basic ________ operations.</text:p>
        </text:list-item>
        <text:list-item>
          <text:p text:style-name="P3">The dot (·) represents multiplication or ________ product.</text:p>
        </text:list-item>
        <text:list-item>
          <text:p text:style-name="P3"><text:soft-page-break/>The circle (∘) represents function ________, f(g(x)).</text:p>
        </text:list-item>
        <text:list-item>
          <text:p text:style-name="P3">The circle plus (⊕) represents direct sum, XOR, or N/U ________.</text:p>
        </text:list-item>
        <text:list-item>
          <text:p text:style-name="P3">The circle times (⊗) represents a ________ product.</text:p>
        </text:list-item>
        <text:list-item>
          <text:p text:style-name="P3">The sigma (∑) means ________ over terms.</text:p>
        </text:list-item>
        <text:list-item>
          <text:p text:style-name="P3">The pi (∏) means ________ over terms.</text:p>
        </text:list-item>
        <text:list-item>
          <text:p text:style-name="P3">∫, ∬, ∮ represent different types of ________ (line, surface, contour).</text:p>
        </text:list-item>
        <text:list-item>
          <text:p text:style-name="P3">∂ means ________ derivative.</text:p>
        </text:list-item>
        <text:list-item>
          <text:p text:style-name="P3">∇ (nabla) can mean gradient, divergence, or ________.</text:p>
        </text:list-item>
        <text:list-item>
          <text:p text:style-name="P3">∞ represents ________.</text:p>
        </text:list-item>
        <text:list-item>
          <text:p text:style-name="P3">|x| means absolute ________.</text:p>
        </text:list-item>
        <text:list-item>
          <text:p text:style-name="P3">‖x‖ means a ________.</text:p>
        </text:list-item>
        <text:list-item>
          <text:p text:style-name="P3">⌊x⌋, ⌈x⌉ mean ________ and ________.</text:p>
        </text:list-item>
        <text:list-item>
          <text:p text:style-name="P3">ℵ₀ means the cardinality of the set of ________.</text:p>
        </text:list-item>
      </text:list>
      <text:p text:style-name="Horizontal_20_Line"/>
      <text:p text:style-name="Text_20_body"><text:span text:style-name="Strong_20_Emphasis">Statistics &amp; Research</text:span></text:p>
      <text:list text:style-name="L4">
        <text:list-item>
          <text:p text:style-name="P4">E[X] is the expected ________ of a random variable.</text:p>
        </text:list-item>
        <text:list-item>
          <text:p text:style-name="P4">Var(X) = σ² measures the ________ of a distribution.</text:p>
        </text:list-item>
        <text:list-item>
          <text:p text:style-name="P4">σ (standard deviation) is the square root of ________.</text:p>
        </text:list-item>
        <text:list-item>
          <text:p text:style-name="P4">P(A) is the probability of ________.</text:p>
        </text:list-item>
        <text:list-item>
          <text:p text:style-name="P4">P(A|B) is the probability of A given ________.</text:p>
        </text:list-item>
        <text:list-item>
          <text:p text:style-name="P4">H₀ is the ________ hypothesis.</text:p>
        </text:list-item>
        <text:list-item>
          <text:p text:style-name="P4">H₁ is the ________ hypothesis.</text:p>
        </text:list-item>
        <text:list-item>
          <text:p text:style-name="P4">A p-value is the probability of observing data as extreme under ________.</text:p>
        </text:list-item>
        <text:list-item>
          <text:p text:style-name="P4">Type I error = rejecting a ________ H₀.</text:p>
        </text:list-item>
        <text:list-item>
          <text:p text:style-name="P4">Type II error = failing to reject a ________ H₀.</text:p>
        </text:list-item>
        <text:list-item>
          <text:p text:style-name="P4">Power (1−β) is the probability of correctly rejecting a ________ H₀.</text:p>
        </text:list-item>
        <text:list-item>
          <text:p text:style-name="P4">Effect size is the standardized measure of ________.</text:p>
        </text:list-item>
        <text:list-item>
          <text:p text:style-name="P4">Confidence interval = range likely to contain true ________.</text:p>
        </text:list-item>
      </text:list>
      <text:p text:style-name="Horizontal_20_Line"/>
      <text:p text:style-name="Text_20_body"><text:span text:style-name="Strong_20_Emphasis">UAH &amp; OAC</text:span></text:p>
      <text:list text:style-name="L5">
        <text:list-item>
          <text:p text:style-name="P5"><text:soft-page-break/><text:span text:style-name="Strong_20_Emphasis">UAH</text:span> = Universal Address Header, a coordinate system using ________ constants and anchors.</text:p>
        </text:list-item>
        <text:list-item>
          <text:p text:style-name="P5"><text:span text:style-name="Strong_20_Emphasis">UAH purpose</text:span> = to be reproducible across <text:tab/><text:tab/> units, and languages.</text:p>
        </text:list-item>
        <text:list-item>
          <text:p text:style-name="P5"><text:span text:style-name="Strong_20_Emphasis">UAH tuple</text:span> = (c, ħ, k_B, G, Z_E), where Z_E is an atomic ________ anchor.</text:p>
        </text:list-item>
        <text:list-item>
          <text:p text:style-name="P5"><text:span text:style-name="Strong_20_Emphasis">Carbon anchor (Z_C)</text:span> has atomic number ________.</text:p>
        </text:list-item>
        <text:list-item>
          <text:p text:style-name="P5"><text:span text:style-name="Strong_20_Emphasis">Hydrogen anchor (Z_H)</text:span> has atomic number ________.</text:p>
        </text:list-item>
        <text:list-item>
          <text:p text:style-name="P5"><text:span text:style-name="Strong_20_Emphasis">Iron anchor (Z_Fe)</text:span> has atomic number ________.</text:p>
        </text:list-item>
        <text:list-item>
          <text:p text:style-name="P5"><text:span text:style-name="Strong_20_Emphasis">UAH invariance</text:span> = built from constants ________ across spacetime.</text:p>
        </text:list-item>
        <text:list-item>
          <text:p text:style-name="P5"><text:span text:style-name="Strong_20_Emphasis">OAC (Observer Address Code)</text:span> is a refinement layer added to ________.</text:p>
        </text:list-item>
        <text:list-item>
          <text:p text:style-name="P5">OAC tuples often include pulsar frequency, atomic anchors, and ________ ratios.</text:p>
        </text:list-item>
        <text:list-item>
          <text:p text:style-name="P5">The <text:span text:style-name="Strong_20_Emphasis">pulsar anchor</text:span> provides a stable galactic-scale ________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3T20:35:16.588500089</meta:creation-date>
    <meta:print-date>2025-09-23T21:38:28.674678554</meta:print-date>
    <dc:date>2025-09-24T01:28:04.630102687</dc:date>
    <meta:editing-duration>PT4H41M44S</meta:editing-duration>
    <meta:editing-cycles>1</meta:editing-cycles>
    <meta:document-statistic meta:table-count="0" meta:image-count="0" meta:object-count="0" meta:page-count="3" meta:paragraph-count="66" meta:word-count="626" meta:character-count="3419" meta:non-whitespace-character-count="2943"/>
    <meta:generator>LibreOffice/25.8.1.1$Linux_X86_64 LibreOffice_project/54047653041915e595ad4e45cccea684809c77b5</meta:generator>
  </office:meta>
</office:document-meta>
</file>